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ucida Sans" svg:font-family="'Lucida Sans'" style:font-family-generic="system" style:font-pitch="variable"/>
    <style:font-face style:name="Malgun Gothic" svg:font-family="'Malgun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AMIA_20_Authors">
      <style:text-properties style:text-position="super 58%"/>
    </style:style>
    <style:style style:name="P4" style:family="paragraph" style:parent-style-name="Text_20_body" style:list-style-name="L1">
      <style:text-properties officeooo:paragraph-rsid="001d5247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officeooo:paragraph-rsid="001d5247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1d5247"/>
    </style:style>
    <style:style style:name="P7" style:family="paragraph" style:parent-style-name="AMIA_20_Title" style:master-page-name="Standard">
      <style:paragraph-properties style:page-number="auto"/>
    </style:style>
    <style:style style:name="P8" style:family="paragraph" style:parent-style-name="AMIA_20_Title">
      <style:text-properties officeooo:rsid="001d5247" officeooo:paragraph-rsid="001d5247"/>
    </style:style>
    <style:style style:name="P9" style:family="paragraph" style:parent-style-name="AMIA_20_Body_20_Text">
      <style:paragraph-properties>
        <style:tab-stops>
          <style:tab-stop style:position="6.5in"/>
        </style:tab-stops>
      </style:paragraph-properties>
      <style:text-properties officeooo:paragraph-rsid="001d5247"/>
    </style:style>
    <style:style style:name="P10" style:family="paragraph" style:parent-style-name="AMIA_20_Body_20_Text">
      <style:text-properties officeooo:paragraph-rsid="001d5247"/>
    </style:style>
    <style:style style:name="P11" style:family="paragraph" style:parent-style-name="AMIA_20_Heading">
      <style:text-properties officeooo:rsid="001d5247" officeooo:paragraph-rsid="001d5247"/>
    </style:style>
    <style:style style:name="P12" style:family="paragraph" style:parent-style-name="AMIA_20_Reference" style:list-style-name="WWNum1"/>
    <style:style style:name="P1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officeooo:rsid="001c3ad1"/>
    </style:style>
    <style:style style:name="T3" style:family="text">
      <style:text-properties officeooo:rsid="001d5247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 style:parent-style-name="Frame">
      <style:graphic-properties draw:stroke="none" svg:stroke-width="0in" draw:fill="solid" draw:fill-color="#ffffff" draw:opacity="0%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Systems Demonstration</text:span></text:p>
      <text:p text:style-name="P8">Surfacing and Operationalizing VA VISTA Data Model</text:p>
      <text:p text:style-name="P8">System as a Data-Driven System </text:p>
      <text:p text:style-name="P8">using the W3C Linked Data Model </text:p>
      <text:p text:style-name="AMIA_20_Authors">Rafael M Richards, MD MS<text:span text:style-name="T1">1</text:span>, Eric Prud'hommeax <text:span text:style-name="T3">MS</text:span><text:span text:style-name="T1">2</text:span>,</text:p>
      <text:p text:style-name="AMIA_20_Authors">David Booth, PhD<text:span text:style-name="T1">3 </text:span>, Conor Dowling BS<text:span text:style-name="T1">4</text:span></text:p>
      <text:p text:style-name="AMIA_20_Authors"><text:span text:style-name="T1"/></text:p>
      <text:p text:style-name="P3"/>
      <text:p text:style-name="AMIA_20_Affiliations"><text:span text:style-name="T1">1</text:span>Veterans Health Administration, Department of Veterans Affairs, Washington, DC; <text:s/><text:span text:style-name="T1">2</text:span>World Wide Web Consortium (W3C), Boston, MA; <text:span text:style-name="T1">3</text:span>Hawaii Resource Group, Honolulu, HI; <text:span text:style-name="T1">4</text:span>Caregraf, Inc, Santa Monica, CA; </text:p>
      <text:section text:style-name="Sect1" text:name="TextSection">
        <text:p text:style-name="AMIA_20_Abstract_20_Heading">Abstract</text:p>
        <text:p text:style-name="AMIA_20_Abstract">Abstract text goes here, justified and in italics. </text:p>
        <text:p text:style-name="P6"/>
        <text:h text:style-name="P11" text:outline-level="1">Description</text:h>
        <text:p text:style-name="P10">A description of the specific purposes of the system, service, or project; the problems in health care practice, biomedicine, or research in informatics that it is designed to address; and the purpose or features of the system, service, or project that make it particularly innovative</text:p>
        <text:p text:style-name="AMIA_20_Body_20_Text"/>
        <text:list xml:id="list4514086817510749988" text:style-name="L1">
          <text:list-item>
            <text:p text:style-name="P5">An abstract of 150-200 words summarizing the proposal, which will also be entered into a text box at the beginning of the online form to be used in the online and print programs </text:p>
          </text:list-item>
          <text:list-item>
            <text:p text:style-name="P5">A description of the specific purposes of the system, service, or project; the problems in health care practice, biomedicine, or research in informatics that it is designed to address; and the purpose or features of the system, service, or project that make it particularly innovative </text:p>
          </text:list-item>
          <text:list-item>
            <text:p text:style-name="P4">A statement of the degree to which the system or service has been deployed, as of the date of submitting the proposal </text:p>
          </text:list-item>
        </text:list>
        <text:p text:style-name="P9"/>
        <text:p text:style-name="AMIA_20_Reference_20_Heading">References</text:p>
        <text:list xml:id="list19719977913157151" text:style-name="WWNum1">
          <text:list-item>
            <text:p text:style-name="P12">Pryor TA, Gardner RM, Clayton RD, Warner HR. The HELP system. J Med Sys. 1983;7:87-101.</text:p>
          </text:list-item>
          <text:list-item>
            <text:p text:style-name="P12">Gardner RM, Golubjatnikov OK, Laub RM, Jacobson JT, Evans RS. Computer-critiqued blood ordering using the HELP system. Comput Biomed Res 1990;23:514-28.</text:p>
          </text:list-item>
        </text:list>
        <text:p text:style-name="P2"/>
        <text:p text:style-name="P2"/>
      </text:section>
      <text:section text:style-name="Sect2" text:name="Section1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ucida Sans" svg:font-family="'Lucida Sans'" style:font-family-generic="system" style:font-pitch="variable"/>
    <style:font-face style:name="Malgun Gothic" svg:font-family="'Malgun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List" style:family="paragraph" style:parent-style-name="Standard" style:default-outline-level="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835in" loext:contextual-spacing="false" fo:text-align="center" style:justify-single-word="false" fo:keep-together="always" fo:hyphenation-ladder-count="no-limit" fo:keep-with-next="always"/>
      <style:text-properties fo:letter-spacing="normal" fo:font-weight="bold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Date" style:family="paragraph" style:parent-style-name="Text_20_body" style:default-outline-level="">
      <style:paragraph-properties fo:text-align="center" style:justify-single-word="false"/>
    </style:style>
    <style:style style:name="endnote_20_text" style:display-name="endnote text" style:family="paragraph" style:parent-style-name="Standard" style:default-outline-level="">
      <style:paragraph-properties fo:margin-left="0.1299in" fo:margin-right="0in" fo:margin-top="0in" fo:margin-bottom="0.0835in" loext:contextual-spacing="false" fo:line-height="0.1528in" fo:text-align="justify" style:justify-single-word="false" fo:hyphenation-ladder-count="no-limit" fo:text-indent="-0.1299in" style:auto-text-indent="false">
        <style:tab-stops>
          <style:tab-stop style:position="0.1299in"/>
        </style:tab-stops>
      </style:paragraph-properties>
      <style:text-properties fo:letter-spacing="normal" fo:hyphenate="false" fo:hyphenation-remain-char-count="2" fo:hyphenation-push-char-count="2"/>
    </style:style>
    <style:style style:name="abstract" style:family="paragraph" style:parent-style-name="Text_20_body" style:default-outline-level="">
      <style:text-properties fo:font-style="italic" style:font-style-asian="italic"/>
    </style:style>
    <style:style style:name="AMIA_20_Body_20_Text" style:display-name="AMIA Body Text" style:family="paragraph" style:parent-style-name="Standard" style:default-outline-level="">
      <style:paragraph-properties fo:margin-top="0in" fo:margin-bottom="0.0835in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200%" fo:text-indent="0.5in" style:auto-text-indent="false"/>
      <style:text-properties fo:font-size="12pt" style:font-size-asian="12pt"/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line-height="200%" fo:text-indent="0.5in" style:auto-text-indent="false"/>
      <style:text-properties fo:font-size="12pt" fo:font-weight="bold" style:font-size-asian="12pt" style:font-weight-asian="bold"/>
    </style:style>
    <style:style style:name="Body_20_Text_20_3" style:display-name="Body Text 3" style:family="paragraph" style:parent-style-name="Standard" style:default-outline-level="">
      <style:text-properties fo:font-style="italic" style:font-style-asian="italic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AMIA_20_Title" style:display-name="AMIA Title" style:family="paragraph" style:parent-style-name="Standard" style:default-outline-level="">
      <style:paragraph-properties fo:margin-top="0in" fo:margin-bottom="0.1945in" loext:contextual-spacing="false" fo:text-align="center" style:justify-single-word="false"/>
      <style:text-properties fo:font-size="14pt" fo:font-weight="bold" style:font-size-asian="14pt" style:font-weight-asian="bold"/>
    </style:style>
    <style:style style:name="AMIA_20_Authors" style:display-name="AMIA Authors" style:family="paragraph" style:parent-style-name="Standard" style:default-outline-level="">
      <style:paragraph-properties fo:text-align="center" style:justify-single-word="false"/>
      <style:text-properties fo:font-size="12pt" fo:font-weight="bold" style:font-size-asian="12pt" style:font-weight-asian="bold"/>
    </style:style>
    <style:style style:name="AMIA_20_Affiliations" style:display-name="AMIA Affiliations" style:family="paragraph" style:parent-style-name="Standard" style:default-outline-level="">
      <style:paragraph-properties fo:margin-top="0in" fo:margin-bottom="0.1665in" loext:contextual-spacing="false" fo:text-align="center" style:justify-single-word="false"/>
      <style:text-properties fo:font-size="12pt" fo:font-weight="bold" style:font-size-asian="12pt" style:font-weight-asian="bold"/>
    </style:style>
    <style:style style:name="AMIA_20_Abstract" style:display-name="AMIA Abstract" style:family="paragraph" style:parent-style-name="Standard" style:default-outline-level="">
      <style:paragraph-properties fo:margin-top="0in" fo:margin-bottom="0.0835in" loext:contextual-spacing="false" fo:text-align="justify" style:justify-single-word="false"/>
      <style:text-properties fo:font-style="italic" style:font-style-asian="italic"/>
    </style:style>
    <style:style style:name="AMIA_20_Heading" style:display-name="AMIA Heading" style:family="paragraph" style:parent-style-name="Standard" style:default-outline-level="1" style:list-style-name="">
      <style:paragraph-properties fo:margin-top="0.0835in" fo:margin-bottom="0.0835in" loext:contextual-spacing="false" fo:text-align="justify" style:justify-single-word="false" fo:keep-with-next="always"/>
      <style:text-properties fo:font-weight="bold" style:font-weight-asian="bold"/>
    </style:style>
    <style:style style:name="AMIA_20_Superscript" style:display-name="AMIA Superscript" style:family="paragraph" style:parent-style-name="Standard" style:default-outline-level="">
      <style:text-properties style:text-position="super 58%" fo:font-size="8pt" style:font-size-asian="8pt"/>
    </style:style>
    <style:style style:name="AMIA_20_Abstract_20_Heading" style:display-name="AMIA Abstract Heading" style:family="paragraph" style:parent-style-name="AMIA_20_Heading" style:default-outline-level="">
      <style:paragraph-properties fo:margin-top="0in" fo:margin-bottom="0.0835in" loext:contextual-spacing="false"/>
    </style:style>
    <style:style style:name="AMIA_20_Reference_20_Heading" style:display-name="AMIA Reference Heading" style:family="paragraph" style:parent-style-name="AMIA_20_Heading" style:default-outline-level="">
      <style:paragraph-properties fo:text-align="center" style:justify-single-word="false"/>
    </style:style>
    <style:style style:name="AMIA_20_Reference" style:display-name="AMIA Reference" style:family="paragraph" style:parent-style-name="Standard" style:default-outline-level="">
      <style:paragraph-properties fo:text-align="justify" style:justify-single-word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Malgun Gothic" style:font-family-asian="'Malgun Gothic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Malgun Gothic" style:font-family-asian="'Malgun Gothic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Malgun Gothic" style:font-family-asian="'Malgun Gothic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Body_20_Text_20_Char" style:display-name="Body Text Char" style:family="text" style:parent-style-name="Default_20_Paragraph_20_Font"/>
    <style:style style:name="Date_20_Char" style:display-name="Date Char" style:family="text" style:parent-style-name="Default_20_Paragraph_20_Fon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/>
    <style:style style:name="Body_20_Text_20_Indent_20_Char" style:display-name="Body Text Indent Char" style:family="text" style:parent-style-name="Default_20_Paragraph_20_Font"/>
    <style:style style:name="Body_20_Text_20_Indent_20_2_20_Char" style:display-name="Body Text Inden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MIA_20_Superscript_20_Char" style:display-name="AMIA Superscript Char" style:family="text" style:parent-style-name="Default_20_Paragraph_20_Font">
      <style:text-properties style:text-position="super 58%" fo:font-size="8pt" fo:language="en" fo:country="US" style:font-size-asian="8pt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Char" style:display-name="Head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in" draw:fill="solid" draw:fill-color="#ffffff" draw:opacity="0%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1" style:layout-grid-base-height="0.3055in" style:layout-grid-ruby-height="0.111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0" draw:name="Frame1" draw:style-name="Mgr1" draw:text-style-name="MP2" svg:width="0.0161in" svg:height="0.1594in" svg:x="6.4835in" svg:y="0.0008in"><text:p text:style-name="Foot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4:38:00</meta:creation-date>
    <meta:initial-creator>Jeff Williamson</meta:initial-creator>
    <dc:language>en-US</dc:language>
    <meta:print-date>2000-03-08T21:11:00</meta:print-date>
    <dc:date>2016-03-10T15:10:39.495325000</dc:date>
    <meta:editing-cycles>7</meta:editing-cycles>
    <dc:title>The Title of the Article</dc:title>
    <meta:editing-duration>PT17M58S</meta:editing-duration>
    <meta:generator>LibreOffice/5.0.5.2$MacOSX_X86_64 LibreOffice_project/55b006a02d247b5f7215fc6ea0fde844b30035b3</meta:generator>
    <meta:document-statistic meta:table-count="0" meta:image-count="0" meta:object-count="0" meta:page-count="1" meta:paragraph-count="17" meta:word-count="258" meta:character-count="1611" meta:non-whitespace-character-count="1367"/>
    <meta:user-defined meta:name="AppVersion">16.0000</meta:user-defined>
    <meta:user-defined meta:name="Company">Partners HealthCare System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MIA Submission template" xlink:href=""/>
  </office:meta>
</office:document-meta>
</file>